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41"/>
  </office:automatic-styles>
  <office:body>
    <office:spreadsheet>
      <table:table table:name="Foglio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EX 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NORMALIZED</text:p>
          </table:table-cell>
          <table:table-cell table:number-columns-repeated="2"/>
          <table:table-cell table:style-name="ce2"/>
        </table:table-row>
        <table:table-row table:style-name="ro1">
          <table:table-cell table:style-name="ce1" office:value-type="float" office:value="0.002416" calcext:value-type="float">
            <text:p>0,002416</text:p>
          </table:table-cell>
          <table:table-cell office:value-type="float" office:value="0.00016" calcext:value-type="float">
            <text:p>0,00016</text:p>
          </table:table-cell>
          <table:table-cell table:formula="of:=[.A2]/[.B2]" office:value-type="float" office:value="15.1" calcext:value-type="float">
            <text:p>15,1</text:p>
          </table:table-cell>
          <table:table-cell table:formula="of:=([.C2]-[.F3])/[.F4]"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table:formula="of:=MAX([.C2:.C9])" office:value-type="float" office:value="15.1" calcext:value-type="float">
            <text:p>15,1</text:p>
          </table:table-cell>
          <table:table-cell table:style-name="ce2"/>
        </table:table-row>
        <table:table-row table:style-name="ro1">
          <table:table-cell office:value-type="float" office:value="0.002416" calcext:value-type="float">
            <text:p>0,002416</text:p>
          </table:table-cell>
          <table:table-cell office:value-type="float" office:value="0.000165" calcext:value-type="float">
            <text:p>0,000165</text:p>
          </table:table-cell>
          <table:table-cell table:formula="of:=[.A3]/[.B3]" office:value-type="float" office:value="14.6424242424242" calcext:value-type="float">
            <text:p>14,6424242424</text:p>
          </table:table-cell>
          <table:table-cell table:formula="of:=([.C3]-[.F3])/[.F4]" office:value-type="float" office:value="0.901408450704225" calcext:value-type="float">
            <text:p>0,9014084507</text:p>
          </table:table-cell>
          <table:table-cell office:value-type="string" calcext:value-type="string">
            <text:p>MIN</text:p>
          </table:table-cell>
          <table:table-cell table:formula="of:=MIN([.C2:.C9])" office:value-type="float" office:value="10.4588744588745" calcext:value-type="float">
            <text:p>10,4588744589</text:p>
          </table:table-cell>
          <table:table-cell/>
        </table:table-row>
        <table:table-row table:style-name="ro1">
          <table:table-cell table:style-name="ce1" office:value-type="float" office:value="0.002416" calcext:value-type="float">
            <text:p>0,002416</text:p>
          </table:table-cell>
          <table:table-cell office:value-type="float" office:value="0.000172" calcext:value-type="float">
            <text:p>0,000172</text:p>
          </table:table-cell>
          <table:table-cell table:formula="of:=[.A3]/[.B4]" office:value-type="float" office:value="14.046511627907" calcext:value-type="float">
            <text:p>14,0465116279</text:p>
          </table:table-cell>
          <table:table-cell table:formula="of:=([.C4]-[.F3])/[.F4]" office:value-type="float" office:value="0.773010153946937" calcext:value-type="float">
            <text:p>0,7730101539</text:p>
          </table:table-cell>
          <table:table-cell office:value-type="string" calcext:value-type="string">
            <text:p>MAX-MIN</text:p>
          </table:table-cell>
          <table:table-cell table:formula="of:=[.F2]-[.F3]" office:value-type="float" office:value="4.64112554112554" calcext:value-type="float">
            <text:p>4,6411255411</text:p>
          </table:table-cell>
          <table:table-cell/>
        </table:table-row>
        <table:table-row table:style-name="ro1">
          <table:table-cell office:value-type="float" office:value="0.002416" calcext:value-type="float">
            <text:p>0,002416</text:p>
          </table:table-cell>
          <table:table-cell office:value-type="float" office:value="0.000175" calcext:value-type="float">
            <text:p>0,000175</text:p>
          </table:table-cell>
          <table:table-cell table:formula="of:=[.A4]/[.B5]" office:value-type="float" office:value="13.8057142857143" calcext:value-type="float">
            <text:p>13,8057142857</text:p>
          </table:table-cell>
          <table:table-cell table:formula="of:=([.C5]-[.F3])/[.F4]" office:value-type="float" office:value="0.72112676056338" calcext:value-type="float">
            <text:p>0,7211267606</text:p>
          </table:table-cell>
          <table:table-cell table:number-columns-repeated="3"/>
        </table:table-row>
        <table:table-row table:style-name="ro1">
          <table:table-cell table:style-name="ce1" office:value-type="float" office:value="0.002416" calcext:value-type="float">
            <text:p>0,002416</text:p>
          </table:table-cell>
          <table:table-cell office:value-type="float" office:value="0.000193" calcext:value-type="float">
            <text:p>0,000193</text:p>
          </table:table-cell>
          <table:table-cell table:formula="of:=[.A5]/[.B6]" office:value-type="float" office:value="12.5181347150259" calcext:value-type="float">
            <text:p>12,518134715</text:p>
          </table:table-cell>
          <table:table-cell table:formula="of:=([.C6]-[.F3])/[.F4]" office:value-type="float" office:value="0.443698460191199" calcext:value-type="float">
            <text:p>0,4436984602</text:p>
          </table:table-cell>
          <table:table-cell table:number-columns-repeated="3"/>
        </table:table-row>
        <table:table-row table:style-name="ro1">
          <table:table-cell office:value-type="float" office:value="0.002416" calcext:value-type="float">
            <text:p>0,002416</text:p>
          </table:table-cell>
          <table:table-cell office:value-type="float" office:value="0.000222" calcext:value-type="float">
            <text:p>0,000222</text:p>
          </table:table-cell>
          <table:table-cell table:formula="of:=[.A6]/[.B7]" office:value-type="float" office:value="10.8828828828829" calcext:value-type="float">
            <text:p>10,8828828829</text:p>
          </table:table-cell>
          <table:table-cell table:formula="of:=([.C7]-[.F3])/[.F4]" office:value-type="float" office:value="0.0913589645984011" calcext:value-type="float">
            <text:p>0,0913589646</text:p>
          </table:table-cell>
          <table:table-cell table:number-columns-repeated="3"/>
        </table:table-row>
        <table:table-row table:style-name="ro1">
          <table:table-cell table:style-name="ce1" office:value-type="float" office:value="0.002416" calcext:value-type="float">
            <text:p>0,002416</text:p>
          </table:table-cell>
          <table:table-cell office:value-type="float" office:value="0.000231" calcext:value-type="float">
            <text:p>0,000231</text:p>
          </table:table-cell>
          <table:table-cell table:formula="of:=[.A7]/[.B8]" office:value-type="float" office:value="10.4588744588745" calcext:value-type="float">
            <text:p>10,4588744589</text:p>
          </table:table-cell>
          <table:table-cell table:formula="of:=([.C8]-[.F3])/[.F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/00/0000</text:date>, <text:time style:data-style-name="N2" text:time-value="08:42:08.62641733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2:35:00.346583140</meta:creation-date>
    <dc:date>2016-01-19T08:52:55.283288888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38" meta:object-count="0"/>
  </office:meta>
</office:document-meta>
</file>